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officeooo:rsid="00195a35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b3421" style:font-size-asian="22pt" style:font-size-complex="2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d1717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officeooo:rsid="00195a35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22pt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officeooo:paragraph-rsid="001b3421" style:font-size-asian="22pt" style:font-size-complex="2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officeooo:paragraph-rsid="0021088d" style:font-size-asian="22pt" style:font-size-complex="2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22pt" officeooo:paragraph-rsid="0022a584" style:font-size-asian="22pt" style:font-size-complex="2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22pt" officeooo:paragraph-rsid="00268134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2pt" officeooo:rsid="001b3421" officeooo:paragraph-rsid="001b3421" style:font-size-asian="22pt" style:font-size-complex="2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22a584" officeooo:paragraph-rsid="0022a584" style:font-size-asian="22pt" style:font-size-complex="2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3a44c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8pt" officeooo:rsid="0022a584" officeooo:paragraph-rsid="0022a584" style:font-size-asian="28pt" style:font-size-complex="28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22pt" officeooo:rsid="001d1717" officeooo:paragraph-rsid="001d1717" style:font-size-asian="22pt" style:font-size-complex="22pt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Arial" fo:font-size="22pt" officeooo:paragraph-rsid="00268134" style:font-size-asian="22pt" style:font-size-complex="2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28pt" officeooo:rsid="0022a584" officeooo:paragraph-rsid="0022a584" style:font-size-asian="28pt" style:font-size-complex="28pt"/>
    </style:style>
    <style:style style:name="T1" style:family="text">
      <style:text-properties officeooo:rsid="00195a35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b3421" style:font-style-asian="normal" style:font-weight-asian="normal"/>
    </style:style>
    <style:style style:name="T4" style:family="text">
      <style:text-properties fo:font-style="normal" fo:font-weight="normal" officeooo:rsid="00268134" style:font-style-asian="normal" style:font-weight-asian="normal"/>
    </style:style>
    <style:style style:name="T5" style:family="text">
      <style:text-properties officeooo:rsid="001b3421"/>
    </style:style>
    <style:style style:name="T6" style:family="text">
      <style:text-properties officeooo:rsid="001d1717"/>
    </style:style>
    <style:style style:name="T7" style:family="text">
      <style:text-properties officeooo:rsid="001ecf0a"/>
    </style:style>
    <style:style style:name="T8" style:family="text">
      <style:text-properties officeooo:rsid="0022a584"/>
    </style:style>
    <style:style style:name="T9" style:family="text">
      <style:text-properties officeooo:rsid="0022dd12"/>
    </style:style>
    <style:style style:name="T10" style:family="text">
      <style:text-properties officeooo:rsid="0023a44c"/>
    </style:style>
    <style:style style:name="T11" style:family="text">
      <style:text-properties officeooo:rsid="00256286"/>
    </style:style>
    <style:style style:name="T12" style:family="text">
      <style:text-properties officeooo:rsid="002681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TRIS</text:p>
      <text:p text:style-name="P4"/>
      <text:p text:style-name="P2"><text:span text:style-name="T2"><text:tab/>Desde que tenemos uso de razón somos </text:span>alimentados con diversas ideas, provenientes de: películas, televisión, canciones, libros, comentarios <text:span text:style-name="T5">de familiares o amigos</text:span>.</text:p>
      <text:p text:style-name="P2"><text:tab/></text:p>
      <text:p text:style-name="P6"><text:span text:style-name="T1"><text:tab/>Quiero comparar mi interacción con una idea <text:s/>al TETRIS: </text:span><text:span text:style-name="T2">El objetivo del Tetris es usar los </text:span>tetrónimos (figuras de 4 cuadrados), que caen continuamente , para completar líneas horizontales.</text:p>
      <text:p text:style-name="P5"><text:s/></text:p>
      <text:p text:style-name="P5"><text:span text:style-name="T2"><text:tab/>Mi exposicion trata sobre una idea en particular. </text:span><text:span text:style-name="T3">E</text:span>sta idea llegó a mí y completó las líneas horizontales de mi Tetris mental.</text:p>
      <text:p text:style-name="P5"><text:s/></text:p>
      <text:p text:style-name="P10"><text:s/><text:span text:style-name="T2">&lt;Mostrar libro&gt;</text:span></text:p>
      <text:p text:style-name="P5"><text:s/><text:span text:style-name="T6">TRANSICIÓN:</text:span></text:p>
      <text:p text:style-name="P5"><text:span text:style-name="T2">¡¡Lo que s</text:span><text:span text:style-name="T3">e</text:span><text:span text:style-name="T2">ntí al leer este libro… !!</text:span></text:p>
      <text:p text:style-name="P5"><text:span text:style-name="T2">Hace falta el talento de un poeta para explicarlo </text:span>con palabras.</text:p>
      <text:p text:style-name="P1"/>
      <text:p text:style-name="P17">ODI ET AMO</text:p>
      <text:p text:style-name="P13"/>
      <text:p text:style-name="P12">“Odio y amo.</text:p>
      <text:p text:style-name="P12">¿Cómo es posible?, preguntarás acaso. </text:p>
      <text:p text:style-name="P12">No lo sé, pero siento que me ocurre y me atormenta”</text:p>
      <text:p text:style-name="P12"/>
      <text:p text:style-name="P12">Hay una versión que todos hemos escuchado sobre un <text:span text:style-name="T7">camino luminoso</text:span> que recorrer. Hay tres palabras <text:span text:style-name="T7">tan</text:span> de moda <text:span text:style-name="T7">que</text:span> se recitan como un mantra:</text:p>
      <text:p text:style-name="P12"/>
      <text:p text:style-name="P12">Educación. Emprendimiento. Innovación.!</text:p>
      <text:p text:style-name="P12">Educación. Emprendimiento. Innovación.!!</text:p>
      <text:p text:style-name="P12">Educación. Emprendimiento. Innovación.!!!</text:p>
      <text:p text:style-name="P12"/>
      <text:p text:style-name="P12">TRANSICIÓN</text:p>
      <text:p text:style-name="P12">¿Quién pondría en duda la valides de estas exhortaciones?</text:p>
      <text:p text:style-name="P12"/>
      <text:p text:style-name="P12">“El que estudia triunfa”</text:p>
      <text:p text:style-name="P12">“Crea tu propia empresa”</text:p>
      <text:p text:style-name="P12">“Sé innovador”</text:p>
      <text:p text:style-name="P3">“<text:span text:style-name="T7">El dinero no lo es todo</text:span>”</text:p>
      <text:p text:style-name="P19">DARTH KIYOSAKI</text:p>
      <text:p text:style-name="P16"/>
      <text:p text:style-name="P15">Nació en hawai en 1947, Alcanzó la fama en 1997 con el libro “Rich Dad, poor dad”, <text:span text:style-name="T11">que coescribió junto a la contadora norteamericana Sharon Lechter.</text:span></text:p>
      <text:p text:style-name="P14"/>
      <text:p text:style-name="P14"><text:span text:style-name="T10">E</text:span>ducación:<text:tab/><text:tab/><text:tab/><text:tab/><text:span text:style-name="T10">Si deseas ser rico y feliz ¡No vayas a la escuela!</text:span></text:p>
      <text:p text:style-name="P14"/>
      <text:p text:style-name="P14"><text:span text:style-name="T10">E</text:span>mprendimiento: Vende tu empresa un año luego de crearla</text:p>
      <text:p text:style-name="P8"/>
      <text:p text:style-name="P8"><text:span text:style-name="T10">Innovación:<text:tab/><text:tab/><text:tab/><text:tab/>Ni la menciona … .</text:span></text:p>
      <text:p text:style-name="P8"/>
      <text:p text:style-name="P8"><text:span text:style-name="T2">1. La prorrogativa de los ricos es </text:span><text:span text:style-name="T4">el soborno</text:span></text:p>
      <text:p text:style-name="P5"><text:span text:style-name="T2">2. El dinero no es un medio, es un fin.</text:span></text:p>
      <text:p text:style-name="P5"><text:span text:style-name="T8">3. La compra de la casa en subasta.</text:span></text:p>
      <text:p text:style-name="P14">4. Los ricos pueden cambiar las leyes</text:p>
      <text:p text:style-name="P14">5. Kiyosaki apuesta con las empresas</text:p>
      <text:p text:style-name="P14">6. <text:span text:style-name="T12">Era del conocimiento = Información privilegiada.</text:span></text:p>
      <text:p text:style-name="P14"/>
      <text:p text:style-name="P9"><text:span text:style-name="T2">Sentí una gran repulsión al leer este libro. </text:span>Atentaba contra todos mis principios; pero lo que más me molestó, es que <text:span text:style-name="T11">todas estas ideas concuerdan con alguna de las experiencias que he tenido a lo largo de mi corta vida.</text:span></text:p>
      <text:p text:style-name="P18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53:39.095964777</meta:creation-date>
    <dc:date>2019-04-17T16:44:01.935462441</dc:date>
    <meta:editing-duration>PT36M48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4" meta:paragraph-count="38" meta:word-count="320" meta:character-count="1923" meta:non-whitespace-character-count="1620"/>
  </office:meta>
</office:document-meta>
</file>